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3.54cm" svg:x2="3.54cm" svg:y2="11.16cm">
          <text:p/>
        </draw:line>
        <draw:line draw:style-name="gr1" draw:text-style-name="P1" draw:layer="layout" svg:x1="6.14cm" svg:y1="3.54cm" svg:x2="6.14cm" svg:y2="11.16cm">
          <text:p/>
        </draw:line>
        <draw:line draw:style-name="gr1" draw:text-style-name="P1" draw:layer="layout" svg:x1="8.54cm" svg:y1="3.54cm" svg:x2="8.54cm" svg:y2="11.16cm">
          <text:p/>
        </draw:line>
        <draw:line draw:style-name="gr1" draw:text-style-name="P1" draw:layer="layout" svg:x1="11.14cm" svg:y1="3.54cm" svg:x2="11.14cm" svg:y2="11.16cm">
          <text:p/>
        </draw:line>
        <draw:line draw:style-name="gr1" draw:text-style-name="P1" draw:layer="layout" svg:x1="3.54cm" svg:y1="11.16cm" svg:x2="11.16cm" svg:y2="11.13cm">
          <text:p/>
        </draw:line>
        <draw:line draw:style-name="gr1" draw:text-style-name="P1" draw:layer="layout" svg:x1="3.54cm" svg:y1="8.66cm" svg:x2="11.16cm" svg:y2="8.63cm">
          <text:p/>
        </draw:line>
        <draw:line draw:style-name="gr1" draw:text-style-name="P1" draw:layer="layout" svg:x1="3.54cm" svg:y1="6.06cm" svg:x2="11.16cm" svg:y2="6.03cm">
          <text:p/>
        </draw:line>
        <draw:line draw:style-name="gr1" draw:text-style-name="P1" draw:layer="layout" svg:x1="3.54cm" svg:y1="3.56cm" svg:x2="11.16cm" svg:y2="3.53cm">
          <text:p/>
        </draw:line>
        <draw:frame draw:style-name="gr2" draw:layer="layout" svg:width="2.453cm" svg:height="1.012cm" svg:x="3.575cm" svg:y="4.406cm">
          <draw:text-box>
            <text:p>10,abc</text:p>
          </draw:text-box>
        </draw:frame>
        <draw:frame draw:style-name="gr2" draw:layer="layout" svg:width="2.101cm" svg:height="1.012cm" svg:x="6.176cm" svg:y="4.406cm">
          <draw:text-box>
            <text:p>9,bac</text:p>
          </draw:text-box>
        </draw:frame>
        <draw:frame draw:style-name="gr2" draw:layer="layout" svg:width="2.101cm" svg:height="1.012cm" svg:x="8.72cm" svg:y="4.433cm">
          <draw:text-box>
            <text:p>8,cab</text:p>
          </draw:text-box>
        </draw:frame>
        <draw:frame draw:style-name="gr2" draw:layer="layout" svg:width="2.034cm" svg:height="1.012cm" svg:x="8.678cm" svg:y="7.006cm">
          <draw:text-box>
            <text:p>3,zyx</text:p>
          </draw:text-box>
        </draw:frame>
        <draw:frame draw:style-name="gr2" draw:layer="layout" svg:width="2.487cm" svg:height="1.012cm" svg:x="8.479cm" svg:y="9.506cm">
          <draw:text-box>
            <text:p>21,bbb</text:p>
          </draw:text-box>
        </draw:frame>
        <draw:frame draw:style-name="gr2" draw:layer="layout" svg:width="2.487cm" svg:height="1.012cm" svg:x="5.98cm" svg:y="9.506cm">
          <draw:text-box>
            <text:p>14,bbb</text:p>
          </draw:text-box>
        </draw:frame>
        <draw:frame draw:style-name="gr2" draw:layer="layout" svg:width="2.135cm" svg:height="1.012cm" svg:x="3.681cm" svg:y="9.506cm">
          <draw:text-box>
            <text:p>7,bbb</text:p>
          </draw:text-box>
        </draw:frame>
        <draw:frame draw:style-name="gr2" draw:layer="layout" svg:width="2.034cm" svg:height="1.012cm" svg:x="6.279cm" svg:y="7.006cm">
          <draw:text-box>
            <text:p>2,yzx</text:p>
          </draw:text-box>
        </draw:frame>
        <draw:frame draw:style-name="gr2" draw:layer="layout" svg:width="2.034cm" svg:height="1.012cm" svg:x="3.78cm" svg:y="7.006cm">
          <draw:text-box>
            <text:p>1,xy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15T10:10:51</meta:creation-date>
    <dc:date>2011-12-15T11:42:54</dc:date>
    <meta:editing-duration>PT01H32M05S</meta:editing-duration>
    <meta:editing-cycles>5</meta:editing-cycles>
    <meta:generator>OpenOffice.org/3.2$Unix OpenOffice.org_project/320m19$Build-9505</meta:generator>
    <meta:document-statistic meta:object-count="17"/>
  </office:meta>
</office:document-meta>
</file>